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T4" style:parent-style-name="Policepardéfaut" style:family="text">
      <style:text-properties style:font-name="Wingdings" style:font-name-asian="Wingdings" style:font-name-complex="Wingdings"/>
    </style:style>
    <style:style style:name="P5" style:parent-style-name="Normal" style:family="paragraph">
      <style:paragraph-properties fo:text-align="justify"/>
    </style:style>
    <style:style style:name="P6" style:parent-style-name="Paragraphedeliste" style:list-style-name="LFO1" style:family="paragraph">
      <style:paragraph-properties fo:text-align="justify"/>
    </style:style>
    <style:style style:name="T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T11" style:parent-style-name="Policepardéfaut" style:family="text">
      <style:text-properties style:font-name="Wingdings" style:font-name-asian="Wingdings" style:font-name-complex="Wingdings"/>
    </style:style>
    <style:style style:name="P12" style:parent-style-name="Normal" style:family="paragraph">
      <style:paragraph-properties fo:text-align="justify"/>
    </style:style>
    <style:style style:name="T13" style:parent-style-name="Policepardéfaut" style:family="text">
      <style:text-properties style:font-name="Wingdings" style:font-name-asian="Wingdings" style:font-name-complex="Wingdings"/>
    </style:style>
    <style:style style:name="P14" style:parent-style-name="Paragraphedeliste" style:list-style-name="LFO2" style:family="paragraph">
      <style:paragraph-properties fo:text-align="justify"/>
    </style:style>
    <style:style style:name="P15" style:parent-style-name="Paragraphedeliste" style:list-style-name="LFO3" style:family="paragraph">
      <style:paragraph-properties fo:text-align="justify"/>
    </style:style>
    <style:style style:name="P16" style:parent-style-name="Paragraphedeliste" style:list-style-name="LFO3" style:family="paragraph">
      <style:paragraph-properties fo:text-align="justify"/>
    </style:style>
    <style:style style:name="P17" style:parent-style-name="Paragraphedeliste" style:list-style-name="LFO3" style:family="paragraph">
      <style:paragraph-properties fo:text-align="justify"/>
    </style:style>
    <style:style style:name="P18" style:parent-style-name="Paragraphedeliste" style:list-style-name="LFO3" style:family="paragraph">
      <style:paragraph-properties fo:text-align="justify"/>
    </style:style>
    <style:style style:name="P19" style:parent-style-name="Paragraphedeliste" style:list-style-name="LFO2" style:family="paragraph">
      <style:paragraph-properties fo:text-align="justify"/>
    </style:style>
    <style:style style:name="P20" style:parent-style-name="Normal" style:family="paragraph">
      <style:paragraph-properties fo:text-align="justify"/>
    </style:style>
    <style:style style:name="P21" style:parent-style-name="Paragraphedeliste" style:list-style-name="LFO2" style:family="paragraph">
      <style:paragraph-properties fo:text-align="justify"/>
    </style:style>
    <style:style style:name="T22" style:parent-style-name="Policepardéfaut" style:family="text">
      <style:text-properties style:font-name="Wingdings" style:font-name-asian="Wingdings" style:font-name-complex="Wingdings"/>
    </style:style>
    <style:style style:name="P23" style:parent-style-name="Normal" style:family="paragraph">
      <style:paragraph-properties fo:text-align="justify"/>
    </style:style>
    <style:style style:name="P24" style:parent-style-name="Paragraphedeliste" style:list-style-name="LFO1" style:family="paragraph">
      <style:paragraph-properties fo:text-align="justify"/>
    </style:style>
    <style:style style:name="T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T29" style:parent-style-name="Policepardéfaut" style:family="text">
      <style:text-properties style:font-name="Wingdings" style:font-name-asian="Wingdings" style:font-name-complex="Wingdings"/>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T38" style:parent-style-name="Policepardéfaut" style:family="text">
      <style:text-properties style:font-name="Wingdings" style:font-name-asian="Wingdings" style:font-name-complex="Wingdings"/>
    </style:style>
    <style:style style:name="P39" style:parent-style-name="Normal" style:family="paragraph">
      <style:paragraph-properties fo:text-align="justify"/>
    </style:style>
    <style:style style:name="P40" style:parent-style-name="Paragraphedeliste" style:list-style-name="LFO4"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T44" style:parent-style-name="Policepardéfaut" style:family="text">
      <style:text-properties style:text-position="super 63.6%"/>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Normal" style:family="paragraph">
      <style:paragraph-properties fo:text-align="justify"/>
    </style:style>
    <style:style style:name="P49" style:parent-style-name="Paragraphedeliste" style:list-style-name="LFO3" style:family="paragraph">
      <style:paragraph-properties fo:text-align="justify"/>
    </style:style>
    <style:style style:name="P50" style:parent-style-name="Paragraphedeliste" style:list-style-name="LFO3" style:family="paragraph">
      <style:paragraph-properties fo:text-align="justify"/>
    </style:style>
    <style:style style:name="P51" style:parent-style-name="Paragraphedeliste" style:list-style-name="LFO3"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Paragraphedeliste" style:list-style-name="LFO3" style:family="paragraph">
      <style:paragraph-properties fo:text-align="justify"/>
    </style:style>
    <style:style style:name="P56" style:parent-style-name="Paragraphedeliste" style:list-style-name="LFO3" style:family="paragraph">
      <style:paragraph-properties fo:text-align="justify"/>
    </style:style>
    <style:style style:name="P57" style:parent-style-name="Normal" style:family="paragraph">
      <style:paragraph-properties fo:text-align="justify"/>
    </style:style>
    <style:style style:name="T58" style:parent-style-name="Policepardéfaut" style:family="text">
      <style:text-properties style:font-name="Wingdings" style:font-name-asian="Wingdings" style:font-name-complex="Wingdings"/>
    </style:style>
  </office:automatic-styles>
  <office:body>
    <office:text text:use-soft-page-breaks="true">
      <text:p text:style-name="P1">Agriculture</text:p>
      <text:p text:style-name="P2"/>
      <text:p text:style-name="P3">Pays très montagneux (70% de sa surface) avec une humidité très forte. La riziculture façonne le paysage japonais. On peut parler de « civilisation du riz » : le riz et la rizière tiennent une place important dans la<text:s/>psychè collective<text:s/><text:span text:style-name="T4"></text:span><text:s/>plus de la moitié des terrains cultivés au Japon sont consacrés à la riziculture (environ 54%) (ha : riz, take : champs).</text:p>
      <text:p text:style-name="P5"/>
      <text:list text:style-name="LFO1" text:continue-numbering="true">
        <text:list-item>
          <text:p text:style-name="P6"><text:span text:style-name="T7">Riziculture et fiscalité :</text:span></text:p>
        </text:list-item>
      </text:list>
      <text:p text:style-name="P8">Idéologie de la culture du riz : volonté politique et religieuse de donner de l’importance à la riziculture, maintenir une autonomie</text:p>
      <text:p text:style-name="P9">La maitrise de la culture des céréales a été au cœur du développement des civilisations anciennes, suivant les régions, cette transformation s’est fondée sur une céréale en particulier : Maïs en Amérique, riz<text:s/>en Asie du Sud-Est…</text:p>
      <text:p text:style-name="P10">Epoque Yayoi : le riz pénètre au Japon. La céréale principal est la base de la nourriture et de la fiscalité : l’Etat va imposer à partir de ça les paysans<text:s/><text:span text:style-name="T11"></text:span><text:s/>importance du riz</text:p>
      <text:p text:style-name="P12">Epoque d’Edo : la base de la fiscalité se fait sur la mesure<text:s/>des « boisseaux de riz » (koku), mesure qui correspond à peu près à 280 litres de riz, en théorie la quantité de riz que consomme une personne en une année. Les samouraïs sont payés par une sorte de rente en nombre de boisseaux de riz<text:s/><text:span text:style-name="T13"></text:span><text:s/>sur la base de recensement, du nombre et de la productivité des champs</text:p>
      <text:list text:style-name="LFO2" text:continue-numbering="true">
        <text:list-item>
          <text:p text:style-name="P14">Division des classes, société des statuts :</text:p>
        </text:list-item>
      </text:list>
      <text:list text:style-name="LFO3" text:continue-numbering="true">
        <text:list-item>
          <text:p text:style-name="P15">Shi : Bushis, samourais</text:p>
        </text:list-item>
        <text:list-item>
          <text:p text:style-name="P16">No : agriculteurs</text:p>
        </text:list-item>
        <text:list-item>
          <text:p text:style-name="P17">Kou : artisanat</text:p>
        </text:list-item>
        <text:list-item>
          <text:p text:style-name="P18">Marchands</text:p>
        </text:list-item>
      </text:list>
      <text:list text:style-name="LFO2" text:continue-numbering="true">
        <text:list-item>
          <text:p text:style-name="P19">Vision idéologique qui ne correspond pas à la réalité des pouvoirs, la place de<text:s/>l’agriculteur est très élevée même s’ils sont lourdement taxés, les plus pauvres mangent du riz blanc seulement de manière exceptionnelle</text:p>
        </text:list-item>
      </text:list>
      <text:p text:style-name="P20">Cette fiscalité va être révisée à l’ère de Meiji, pour la fonder sur le revenu, le salaire. Pour cultiver une parcelle<text:s/>de riz il faut beaucoup de main d’œuvre, agriculture de petite taille (en moyenne, une exploitation est plus petite que 2 hectares)</text:p>
      <text:list text:style-name="LFO2" text:continue-numbering="true">
        <text:list-item>
          <text:p text:style-name="P21">Dans les années 50 la population rurale devient moins importante, au Japon il y a toujours cette importance du riz dans la<text:s/>vie, malgré le changement de fiscalité, le riz ne va pas s’amenuiser sur le symbole de la production agricole<text:s/><text:span text:style-name="T22"></text:span><text:s/>le riz fait preuve d’un protectionnisme au Japon (taxe de 800% pour du riz importé). D’un point de vue religieux, il reste aussi très important : cultes et rites, entre le riz et les rites jusqu’au plus haut sommet de l’Etat jusqu’à l’empereur (rite appelé le ninaresai (gustation des prémices) : goûter les premières récoltes chaque année le 23 novembre, remercier les kamis pour avoir offert au peuple japonais ces récoltes, prier pour avoir de bonnes récoltes à l’avenir ; daijyosai : grande dégustation des<text:s/><text:soft-page-break/>prémices, quand le nouvel empereur rentre au pouvoir, une seule fois par règne), au palais <text:s/>impérial, il y a des parcelles dédiés aux rituels de<text:s/>dégustations par l’empereur</text:p>
        </text:list-item>
      </text:list>
      <text:p text:style-name="P23"/>
      <text:list text:style-name="LFO1" text:continue-numbering="true">
        <text:list-item>
          <text:p text:style-name="P24"><text:span text:style-name="T25">Consommation et culture :</text:span></text:p>
        </text:list-item>
      </text:list>
      <text:p text:style-name="P26">Le saké est faible dans la consommation : produit de luxe et couteux, on préfère boire le shouchu dans la classe populaire. Il y a une forme de rapprochement depuis l’implantation des premières brasseries à l’allemande durant l’ère Meiji</text:p>
      <text:p text:style-name="P27">La consommation de riz a fortement diminué au profit de la viande, du pain… on retrouve de plus en plus de boulangeries au Japon</text:p>
      <text:p text:style-name="P28">La période de haute croissance s’est accompagné d’un boom industriel avec une augmentation<text:s/>du niveau de vie et un développement de société de consommation avec des grandes productions<text:s/><text:span text:style-name="T29"></text:span><text:s/>engrais, pesticides… pour augmenter la production. On vit une prise de conscience des problèmes environnementaux autour des années 1970</text:p>
      <text:p text:style-name="P30">La riziculture est une agriculture intensive, jusqu’à la fin des années 80-90. Aujourd’hui on a une baisse du taux d’usage des pesticides par hectare d’après la FAO. Dans les années 2010, le Japon utilisait 2 fois plus d’engrais que la France ou bien les Etats-Unis</text:p>
      <text:p text:style-name="P31">Le japon est aussi le pays est né les premières formes d’AMAP, dans les années 1960 dans l’idée de rapprocher les producteurs et les consommateurs : acheter auprès des producteurs, notamment avec la JOAA, 1 foyer sur 4 au Japon y était affilié. Système fondé sur un rapport de confiance.<text:s/></text:p>
      <text:p text:style-name="P32">1999 : loi pour conduire à la mise en place à un système de certification autour d’un label bio, le JAS, à partir de 2001. Une partie des AMAP va refuser cette main mise de l’Etat car trop coûteuse</text:p>
      <text:p text:style-name="P33">Yuuki : organique (ou ooganiku), produit où aucun produit chimique n’a été utilisé depuis 3 ans</text:p>
      <text:p text:style-name="P34">Shizen no ho : selon des méthodes agricoles naturelles, avec un minimum d’apports chimiques</text:p>
      <text:p text:style-name="P35">Gen no hyaku : avec peu de pesticides (en-dessous de 50% par rapport à la moyenne)</text:p>
      <text:p text:style-name="P36">Le JAS a mis en ordre son label qui répond à un cahier des charges précis qui s’aligne sur les critères nationaux : interdiction de l’usage de produits chimiques de synthèse, pareil pour les engrais (que du compost naturel), taux de contamination au niveau des OGM (5% maximum), normes aussi pour l’élevage animal</text:p>
      <text:p text:style-name="P37">Le bio au Japon représente peu de surfaces cultivées (en-dessous de 1%, environ 10 000 hectares), ce qui est très peu comparé à d’autres pays. D’un point de vue économique, il est aussi faible, environ 1 milliard d’euro<text:s/><text:span text:style-name="T38"></text:span><text:s/>offre trop faible et prix trop élevés</text:p>
      <text:p text:style-name="P39"/>
      <text:list text:style-name="LFO4" text:continue-numbering="true">
        <text:list-item>
          <text:p text:style-name="P40">Etat et agriculture :</text:p>
        </text:list-item>
      </text:list>
      <text:p text:style-name="P41">La population agricole a beaucoup diminué : 14,5 millions en 1960 à 2 millions aujourd’hui, pareil<text:s/>pour les fermes commerciales. Le taux d’auto-suffisance alimentaire est aujourd’hui autour de 40%, le plus bas parmi<text:s/>les pays de l’OCDE</text:p>
      <text:p text:style-name="P42">L’agriculture survit avec un marché réglementé, l’Etat intervient beaucoup</text:p>
      <text:p text:style-name="P43">2<text:span text:style-name="T44">nde</text:span><text:s/>guerre mondiale : garantir l’approvisionnement de la population avec des produits de base (riz…), loi rentrée en vigueur en 1942, achat aux<text:s/>producteur puis revente en détail</text:p>
      <text:soft-page-break/>
      <text:p text:style-name="P45">Après la guerre : augmentation du salaire des agriculteurs en augmentant le prix auquel l’Etat rachète le riz</text:p>
      <text:p text:style-name="P46">Système de coopération de coopérative agricole : JA, régir le commerce agricole de l’après guerre jusqu’à aujourd’hui avec intervention de l’Etat dans toutes sortes de projets, avec un rôle de banque</text:p>
      <text:list text:style-name="LFO2" text:continue-numbering="true">
        <text:list-item>
          <text:p text:style-name="P47">Générer une sorte d’arrêt sur image : la structure des exploitations n’a pas évolué<text:s/></text:p>
        </text:list-item>
      </text:list>
      <text:p text:style-name="P48">Années 1970 : quota de rizières, occidentalisation de l’alimentation :</text:p>
      <text:list text:style-name="LFO3" text:continue-numbering="true">
        <text:list-item>
          <text:p text:style-name="P49">Système<text:s/>électoral<text:s/>japonais avec le parti dominant/démocrate : malgré le déclin des régions rural, son poids reste important. Les agriculteurs qui ont soutenu ce parti se retrouvent récompensés sous forme d’aides <text:s/>et subsides</text:p>
        </text:list-item>
        <text:list-item>
          <text:p text:style-name="P50">Surpuissance de la JA, la coopérative nationale : la seule au Japon avec de nombreux adhérents, acteur central, fournit à l’Etat des services en échanges de subsides et monopoles</text:p>
        </text:list-item>
        <text:list-item>
          <text:p text:style-name="P51">Forme d’inertie, de conservatisme au sein du ministère de l’agriculture : freine pour garder le système traditionnel<text:s/>de petite exploitations subventionnées</text:p>
        </text:list-item>
      </text:list>
      <text:p text:style-name="P52">Après la guerre, la tendance est de fournir une aide directe aux paysans et stimuler la production. Changement dans les années 1970 dans le mode d’intervention. A partir des années 1990, des changements sont actées mais amènent à peu de métamorphose</text:p>
      <text:p text:style-name="P53">Le<text:s/>Japon adhère à des grandes organisations<text:s/>internationales<text:s/>et a dû démantelé son<text:s/>système<text:s/>protectionniste,<text:s/>mais son marché<text:s/>agricole<text:s/>est<text:s/>un des plus protégé au monde</text:p>
      <text:p text:style-name="P54">2 voies pour le ministère :</text:p>
      <text:list text:style-name="LFO3" text:continue-numbering="true">
        <text:list-item>
          <text:p text:style-name="P55">Réhausser les standards japonais : coût de reconversion pour retrouver les substituts aux pesticides, demande des investissements</text:p>
        </text:list-item>
        <text:list-item>
          <text:p text:style-name="P56">Négociations</text:p>
        </text:list-item>
      </text:list>
      <text:p text:style-name="P57">Politique défensive <text:span text:style-name="T58"></text:span><text:s/>retard de la prise de conscience des dernières tendanc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essa Garcia</meta:initial-creator>
    <dc:creator>Vanessa Garcia</dc:creator>
    <meta:creation-date>2020-10-21T11:36:00Z</meta:creation-date>
    <dc:date>2020-11-06T19:26:00Z</dc:date>
    <meta:template xlink:href="Normal" xlink:type="simple"/>
    <meta:editing-cycles>12</meta:editing-cycles>
    <meta:editing-duration>PT0S</meta:editing-duration>
    <meta:document-statistic meta:page-count="3" meta:paragraph-count="14" meta:word-count="1126" meta:character-count="7310" meta:row-count="51" meta:non-whitespace-character-count="6198"/>
  </office:meta>
</office:document-meta>
</file>